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699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3.336cm" svg:y="3.8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302cm" svg:height="1.778cm" svg:x="14.124cm" svg:y="5.461cm">
          <text:p text:style-name="P1"><text:span text:style-name="T1">Deploy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59cm" svg:height="1.397cm" svg:x="18.161cm" svg:y="3.175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3.492cm" svg:y1="12.573cm" svg:x2="4.572cm" svg:y2="6.223cm" draw:start-shape="id4" draw:start-glue-point="0" draw:end-shape="id1" draw:end-glue-point="2" svg:d="M3492 12573l1080-6350" svg:viewBox="0 0 1081 6351">
          <text:p/>
        </draw:connector>
        <draw:connector draw:style-name="gr3" draw:text-style-name="P1" draw:layer="layout" draw:type="line" svg:x1="6.921cm" svg:y1="9.779cm" svg:x2="4.572cm" svg:y2="6.223cm" draw:start-shape="id5" draw:start-glue-point="0" draw:end-shape="id1" draw:end-glue-point="2" svg:d="M6921 9779l-2349-3556" svg:viewBox="0 0 2350 3557">
          <text:p/>
        </draw:connector>
        <draw:connector draw:style-name="gr3" draw:text-style-name="P1" draw:layer="layout" draw:type="line" svg:x1="7.874cm" svg:y1="6.985cm" svg:x2="4.572cm" svg:y2="6.223cm" draw:start-shape="id6" draw:start-glue-point="0" draw:end-shape="id1" draw:end-glue-point="2" svg:d="M7874 6985l-3302-762" svg:viewBox="0 0 3303 763">
          <text:p/>
        </draw:connector>
        <draw:connector draw:style-name="gr3" draw:text-style-name="P1" draw:layer="layout" draw:type="line" svg:x1="12.001cm" svg:y1="6.096cm" svg:x2="10.164cm" svg:y2="3.542cm" draw:start-shape="id7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124cm" svg:y1="6.35cm" svg:x2="10.164cm" svg:y2="3.542cm" draw:start-shape="id8" svg:d="M14124 6350l-3960-2808" svg:viewBox="0 0 3961 2809">
          <text:p/>
        </draw:connector>
        <draw:connector draw:style-name="gr3" draw:text-style-name="P1" draw:layer="layout" draw:type="line" svg:x1="15.114cm" svg:y1="3.833cm" svg:x2="13.35cm" svg:y2="3.261cm" draw:start-shape="id9" draw:start-glue-point="0" draw:end-shape="id10" draw:end-glue-point="9" svg:d="M15114 3833l-1764-572" svg:viewBox="0 0 1765 573">
          <text:p/>
        </draw:connector>
        <draw:connector draw:style-name="gr3" draw:text-style-name="P1" draw:layer="layout" draw:type="line" svg:x1="18.161cm" svg:y1="3.873cm" svg:x2="13.35cm" svg:y2="3.261cm" draw:start-shape="id11" draw:start-glue-point="3" draw:end-shape="id10" draw:end-glue-point="9" svg:d="M18161 3873l-4811-612" svg:viewBox="0 0 4812 613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10.164cm" svg:y2="3.542cm" draw:start-shape="id12" draw:start-glue-point="4" draw:end-shape="id2" draw:end-glue-point="3" svg:d="M9589 12954l575-9412" svg:viewBox="0 0 576 9413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426cm" svg:y="18.388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426cm" svg:y1="19.658cm" svg:x2="14.732cm" svg:y2="9.144cm" draw:start-shape="id15" draw:start-glue-point="3" draw:end-shape="id3" draw:end-glue-point="2" svg:d="M16426 19658l-1694-10514" svg:viewBox="0 0 1695 10515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4.191cm" svg:height="1.397cm" svg:x="16.002cm" svg:y="1.651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.349cm" svg:x2="13.351cm" svg:y2="3.244cm" draw:start-shape="id17" draw:start-glue-point="3" svg:d="M16002 2349l-2651 895" svg:viewBox="0 0 2652 896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2.001cm" svg:y2="8.001cm" draw:start-shape="id18" draw:start-glue-point="0" draw:end-shape="id7" draw:end-glue-point="2" svg:d="M11112 8890l889-889" svg:viewBox="0 0 890 890">
          <text:p/>
        </draw:connector>
        <draw:connector draw:style-name="gr3" draw:text-style-name="P1" draw:layer="layout" draw:type="line" svg:x1="12.636cm" svg:y1="10.668cm" svg:x2="11.988cm" svg:y2="8.009cm" draw:start-shape="id19" draw:start-glue-point="0" svg:d="M12636 10668l-648-2659" svg:viewBox="0 0 649 2660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0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3">See first figure</text:span></text:p>
          </draw:text-box>
        </draw:frame>
        <draw:custom-shape draw:style-name="gr1" draw:text-style-name="P2" xml:id="id21" draw:id="id21" draw:layer="layout" svg:width="1.905cm" svg:height="1.016cm" svg:x="16.256cm" svg:y="7.8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3.048cm" svg:height="1.397cm" svg:x="17.118cm" svg:y="9.398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1.905cm" svg:height="2.032cm" svg:x="18.234cm" svg:y="6.731cm">
          <text:p text:style-name="P1"><text:span text:style-name="T1">Recovery</text:span></text:p>
          <text:p text:style-name="P1"><text:span text:style-name="T1">(backu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208cm" svg:y1="7.874cm" svg:x2="15.775cm" svg:y2="7.239cm" draw:start-shape="id21" draw:start-glue-point="0" draw:end-shape="id8" draw:end-glue-point="2" svg:d="M17208 7874l-1433-635" svg:viewBox="0 0 1434 636">
          <text:p/>
        </draw:connector>
        <draw:connector draw:style-name="gr3" draw:text-style-name="P1" draw:layer="layout" draw:type="line" svg:x1="17.018cm" svg:y1="12.192cm" svg:x2="17.208cm" svg:y2="8.89cm" draw:start-shape="id22" draw:start-glue-point="3" draw:end-shape="id21" draw:end-glue-point="2" svg:d="M17018 12192l190-3302" svg:viewBox="0 0 191 3303">
          <text:p/>
        </draw:connector>
        <draw:connector draw:style-name="gr3" draw:text-style-name="P1" draw:layer="layout" draw:type="line" svg:x1="18.642cm" svg:y1="9.398cm" svg:x2="17.208cm" svg:y2="8.89cm" draw:start-shape="id23" draw:start-glue-point="0" draw:end-shape="id21" draw:end-glue-point="2" svg:d="M18642 9398l-1434-508" svg:viewBox="0 0 1435 509">
          <text:p/>
        </draw:connector>
        <draw:connector draw:style-name="gr3" draw:text-style-name="P1" draw:layer="layout" draw:type="line" svg:x1="18.234cm" svg:y1="7.747cm" svg:x2="15.775cm" svg:y2="7.239cm" draw:start-shape="id24" draw:start-glue-point="3" draw:end-shape="id8" draw:end-glue-point="2" svg:d="M18234 7747l-2459-508" svg:viewBox="0 0 2460 509">
          <text:p/>
        </draw:connector>
        <draw:custom-shape draw:style-name="gr1" draw:text-style-name="P2" xml:id="id22" draw:id="id22" draw:layer="layout" svg:width="3.175cm" svg:height="2.032cm" svg:x="17.018cm" svg:y="11.176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2.413cm" svg:height="1.397cm" svg:x="17.78cm" svg:y="4.826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78cm" svg:y1="5.524cm" svg:x2="17.426cm" svg:y2="6.35cm" draw:start-shape="id25" draw:start-glue-point="3" draw:end-shape="id8" draw:end-glue-point="1" svg:d="M17780 5524l-354 826" svg:viewBox="0 0 355 827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6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7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8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9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30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1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2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3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4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5" draw:start-glue-point="3" draw:end-shape="id4" draw:end-glue-point="2" svg:d="M10668 17208l-7176-2222" svg:viewBox="0 0 7177 2223">
          <text:p/>
        </draw:connector>
        <draw:frame draw:style-name="gr4" draw:text-style-name="P4" draw:layer="layout" svg:width="3.364cm" svg:height="0.649cm" svg:x="0.689cm" svg:y="18.161cm">
          <draw:text-box>
            <text:p><text:span text:style-name="T3">See simple design</text:span></text:p>
          </draw:text-box>
        </draw:frame>
        <draw:frame draw:style-name="gr4" draw:text-style-name="P5" draw:layer="layout" svg:width="3.364cm" svg:height="0.729cm" svg:x="11.249cm" svg:y="15.04cm">
          <draw:text-box>
            <text:p><text:span text:style-name="T4">See next figure</text:span></text:p>
          </draw:text-box>
        </draw:frame>
        <draw:custom-shape draw:style-name="gr1" draw:text-style-name="P2" xml:id="id36" draw:id="id36" draw:layer="layout" svg:width="2.159cm" svg:height="1.524cm" svg:x="1.143cm" svg:y="7.747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7.747cm" svg:x2="4.608cm" svg:y2="6.224cm" draw:start-shape="id36" draw:start-glue-point="0" svg:d="M2222 7747l2386-1523" svg:viewBox="0 0 2387 1524">
          <text:p/>
        </draw:connector>
        <draw:custom-shape draw:style-name="gr1" draw:text-style-name="P2" xml:id="id37" draw:id="id37" draw:layer="layout" svg:width="1.905cm" svg:height="0.889cm" svg:x="12.7cm" svg:y="9.398cm">
          <text:p text:style-name="P1"><text:span text:style-name="T1">MI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652cm" svg:y1="9.398cm" svg:x2="11.969cm" svg:y2="8.01cm" draw:start-shape="id37" draw:start-glue-point="0" svg:d="M13652 9398l-1683-1388" svg:viewBox="0 0 1684 13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4T12:46:35.421281788</dc:date>
    <meta:editing-duration>PT2H12M41S</meta:editing-duration>
    <meta:editing-cycles>38</meta:editing-cycles>
    <meta:generator>LibreOffice/4.2.8.2$Linux_X86_64 LibreOffice_project/420m0$Build-2</meta:generator>
    <meta:document-statistic meta:object-count="74"/>
  </office:meta>
</office:document-meta>
</file>